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55b82" officeooo:paragraph-rsid="0006361b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07fd43" officeooo:paragraph-rsid="0007fd43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zxx" fo:country="none" fo:font-weight="bold" officeooo:rsid="00097a26" officeooo:paragraph-rsid="00097a26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fo:language="zxx" fo:country="none" fo:font-weight="normal" officeooo:rsid="0004aa24" officeooo:paragraph-rsid="0004aa24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>
      <style:text-properties fo:language="zxx" fo:country="none" fo:font-weight="normal" officeooo:rsid="00004502" officeooo:paragraph-rsid="00004502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text-properties fo:language="zxx" fo:country="none" fo:font-weight="normal" officeooo:rsid="00055b82" officeooo:paragraph-rsid="00055b82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>
      <style:text-properties fo:language="zxx" fo:country="none" fo:font-weight="normal" officeooo:rsid="0001032f" officeooo:paragraph-rsid="0001032f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fo:language="zxx" fo:country="none" fo:font-weight="normal" officeooo:rsid="00055b82" officeooo:paragraph-rsid="0004aa2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fo:font-weight="normal" officeooo:rsid="0007fd43" officeooo:paragraph-rsid="0007fd43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0a4d32" officeooo:paragraph-rsid="000a4d32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097a26" officeooo:paragraph-rsid="00097a26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text-properties officeooo:paragraph-rsid="00055b8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55b82" style:font-weight-asian="normal" style:font-weight-complex="normal"/>
    </style:style>
    <style:style style:name="T4" style:family="text">
      <style:text-properties fo:font-weight="normal" officeooo:rsid="0006361b" style:font-weight-asian="normal" style:font-weight-complex="normal"/>
    </style:style>
    <style:style style:name="T5" style:family="text">
      <style:text-properties fo:font-weight="normal" officeooo:rsid="0004aa24" style:font-weight-asian="normal" style:font-weight-complex="normal"/>
    </style:style>
    <style:style style:name="T6" style:family="text">
      <style:text-properties fo:font-weight="normal" officeooo:rsid="000cbd1e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0cbd1e" style:font-weight-asian="normal" style:font-weight-complex="normal"/>
    </style:style>
    <style:style style:name="T10" style:family="text">
      <style:text-properties officeooo:rsid="0002aef2"/>
    </style:style>
    <style:style style:name="T11" style:family="text">
      <style:text-properties officeooo:rsid="00055b82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2aef2" style:font-weight-asian="normal" style:font-weight-complex="normal"/>
    </style:style>
    <style:style style:name="T15" style:family="text">
      <style:text-properties style:text-underline-style="none" fo:font-weight="normal" officeooo:rsid="000cbd1e" style:font-weight-asian="normal" style:font-weight-complex="normal"/>
    </style:style>
    <style:style style:name="T16" style:family="text">
      <style:text-properties officeooo:rsid="000cbd1e"/>
    </style:style>
    <style:style style:name="T17" style:family="text">
      <style:text-properties fo:language="zxx" fo:country="none" fo:font-weight="normal" officeooo:rsid="00055b82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language="zxx" fo:country="none" fo:font-weight="normal" officeooo:rsid="000cbd1e" style:language-asian="zxx" style:country-asian="none" style:font-weight-asian="normal" style:language-complex="zxx" style:country-complex="none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p</text:span>ropietario<text:span text:style-name="T1">(</text:span><text:span text:style-name="T7">id</text:span><text:span text:style-name="T1">, tipo, nombre, apellidos, nif, direccion, cp, localidad, provincia, telefono, email, </text:span><text:span text:style-name="T4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4">id-&gt;path_logo</text:span><text:span text:style-name="T1">}</text:span></text:p>
      <text:p text:style-name="P8"/>
      <text:p text:style-name="P1"><text:span text:style-name="T10">p</text:span>rop_<text:span text:style-name="T10">i</text:span>nm<text:span text:style-name="T1">(</text:span><text:span text:style-name="T8">p</text:span><text:span text:style-name="T7">ropietario_</text:span><text:span text:style-name="T8">id</text:span><text:span text:style-name="T7">, </text:span><text:span text:style-name="T8">i</text:span><text:span text:style-name="T7">nmueble_</text:span><text:span text:style-name="T8">id</text:span><text:span text:style-name="T1">, pct_propiedad)</text:span></text:p>
      <text:p text:style-name="P8">DF:{(propietario_id, inmueble_id)-&gt;pct_propiedad}</text:p>
      <text:p text:style-name="P8"/>
      <text:p text:style-name="P1"><text:span text:style-name="T10">i</text:span>nmueble<text:span text:style-name="T1">(</text:span><text:span text:style-name="T7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3">id-&gt;n_habitaciones, id-&gt;n_banhos, <text:s/>id-&gt;descripcion}</text:span></text:p>
      <text:p text:style-name="P12"/>
      <text:p text:style-name="P6"><text:span text:style-name="T11">t</text:span>ipo_inmueble<text:span text:style-name="T1">(</text:span><text:span text:style-name="T7">id, inmueble_id</text:span><text:span text:style-name="T1">,tipo_id, iva, fecha_ini, fecha_fin)</text:span></text:p>
      <text:p text:style-name="P13">DF:{(id, inmueble_id)-&gt;tipo_id, (id, inmueble_id)-&gt; iva</text:p>
      <text:p text:style-name="P9"/>
      <text:p text:style-name="P1"><text:span text:style-name="T10">f</text:span>oto<text:span text:style-name="T1">(</text:span><text:span text:style-name="T9">id</text:span><text:span text:style-name="T7">, </text:span><text:span text:style-name="T8">i</text:span><text:span text:style-name="T7">nmueble_</text:span><text:span text:style-name="T8">id</text:span><text:span text:style-name="T14">, </text:span><text:span text:style-name="T15">path</text:span><text:span text:style-name="T1">)</text:span></text:p>
      <text:p text:style-name="P16"><text:span text:style-name="T17">DF:</text:span><text:span text:style-name="T18">{(id, inmueble_id)-&gt;path}</text:span></text:p>
      <text:p text:style-name="P10"/>
      <text:p text:style-name="P7">clasificacion_legal<text:span text:style-name="T1">(</text:span><text:span text:style-name="T7">id</text:span><text:span text:style-name="T13">, descripcion)</text:span></text:p>
      <text:p text:style-name="P14">DF:{id-&gt;descripcion}</text:p>
      <text:p text:style-name="P15"/>
      <text:p text:style-name="P7"><text:span text:style-name="T12">clas_inm</text:span><text:span text:style-name="T13">(</text:span><text:span text:style-name="T7">clas_id, inmueble_id</text:span><text:span text:style-name="T13">, fecha_alta, fecha_baja, llaves)</text:span></text:p>
      <text:p text:style-name="P14">DF:{(clas_id, inmueble_id)-&gt;fecha_alta, (clas_id, inmueble_id)-&gt;fecha_baja, (clas_id, inmueble_id)-&gt;llaves}</text:p>
      <text:p text:style-name="P14"/>
      <text:p text:style-name="P7"><text:span text:style-name="T12">tipo_iva</text:span><text:span text:style-name="T13">(</text:span><text:span text:style-name="T7">id</text:span><text:span text:style-name="T13">, descripcion)</text:span></text:p>
      <text:p text:style-name="P14">DF:{id-&gt;descripcion}</text:p>
      <text:p text:style-name="P15"/>
      <text:p text:style-name="P7"><text:span text:style-name="T12">clas_tipoiva</text:span><text:span text:style-name="T13">(</text:span><text:span text:style-name="T7">clas_id, tipoiva_id</text:span><text:span text:style-name="T13">, fecha_ini, fecha_fin)</text:span></text:p>
      <text:p text:style-name="P14">DF:{(clas_id, tipoiva_id)-&gt;fecha_ini, (clas_id, tipoiva_id)-&gt;fecha_fin}</text:p>
      <text:p text:style-name="P15"/>
      <text:p text:style-name="P7"><text:span text:style-name="T12">iva</text:span><text:span text:style-name="T13">(</text:span><text:span text:style-name="T7">id, tipoiva_id</text:span><text:span text:style-name="T13">, porcentaje, fecha_ini, fecha_fin)</text:span></text:p>
      <text:p text:style-name="P14">DF:{(id, tipoiva_id)-&gt;porcentaje, (id, tipoiva_id)-&gt;fecha_ini, (id, tipoiva_id)-&gt;fecha_fin}</text:p>
      <text:p text:style-name="P9"/>
      <text:p text:style-name="P1"><text:span text:style-name="T10">p</text:span>recio<text:span text:style-name="T1">(</text:span><text:span text:style-name="T7">id, </text:span><text:span text:style-name="T8">i</text:span><text:span text:style-name="T7">nmueble_</text:span><text:span text:style-name="T8">id</text:span><text:span text:style-name="T1">,</text:span><text:span text:style-name="T2">m</text:span><text:span text:style-name="T1">e</text:span><text:span text:style-name="T2">r</text:span><text:span text:style-name="T1">es_</text:span><text:span text:style-name="T2">id</text:span><text:span text:style-name="T1">,precio, fecha_ini, fecha_fin, tipo)</text:span></text:p>
      <text:p text:style-name="P10">DF:{(id, inmueble_id)-&gt;meres_id, (id, inmueble_id)-&gt;precio, (id, inmueble_id)-&gt; fecha_ini, (id, inmueble_id)-&gt; fecha_fin, (id, inmueble_id)-&gt; tipo}</text:p>
      <text:p text:style-name="P9"/>
      <text:p text:style-name="P1"><text:span text:style-name="T10">m</text:span>edio_reserva<text:span text:style-name="T1">(</text:span><text:span text:style-name="T7">id</text:span><text:span text:style-name="T1">, tipo, nombre)</text:span></text:p>
      <text:p text:style-name="P10">DF:{id-&gt;tipo, id-&gt;nombre}</text:p>
      <text:p text:style-name="P9"/>
      <text:p text:style-name="P2"><text:span text:style-name="T10">r</text:span>eserva<text:span text:style-name="T1">(</text:span><text:span text:style-name="T7">i</text:span><text:span text:style-name="T8">n</text:span><text:span text:style-name="T7">mueble_</text:span><text:span text:style-name="T8">id</text:span><text:span text:style-name="T7">, </text:span><text:span text:style-name="T8">c</text:span><text:span text:style-name="T7">liente_</text:span><text:span text:style-name="T8">id</text:span><text:span text:style-name="T7">, </text:span><text:span text:style-name="T8">m</text:span><text:span text:style-name="T7">ed</text:span><text:span text:style-name="T8">r</text:span><text:span text:style-name="T7">es_</text:span><text:span text:style-name="T8">id</text:span><text:span text:style-name="T1">, estado, fecha_ini, fecha_fin)</text:span></text:p>
      <text:p text:style-name="P10">DF:{(inmueble_id, cliente_id, medres_id)-&gt;estado, (inmueble_id, cliente_id, medres_id)-&gt;fecha_ini, (inmueble_id, cliente_id, medres_id)-&gt;fecha_fin}</text:p>
      <text:p text:style-name="P10"/>
      <text:p text:style-name="P2"><text:span text:style-name="T10">i</text:span>nm_<text:span text:style-name="T10">m</text:span>ed<text:span text:style-name="T10">r</text:span>es<text:span text:style-name="T1">(</text:span><text:span text:style-name="T7">inmueble_</text:span><text:span text:style-name="T8">id</text:span><text:span text:style-name="T7">, </text:span><text:span text:style-name="T8">m</text:span><text:span text:style-name="T7">ed</text:span><text:span text:style-name="T8">r</text:span><text:span text:style-name="T7">es_</text:span><text:span text:style-name="T8">id</text:span><text:span text:style-name="T7">,</text:span><text:span text:style-name="T1"> fecha_alta, fecha_baja, url)</text:span></text:p>
      <text:p text:style-name="P4"><text:span text:style-name="T1">DF:{(inmueble_id, medres_id)-&gt;</text:span><text:span text:style-name="T4">fecha_alta, </text:span><text:span text:style-name="T1">(inmueble_id, medres_id)-&gt;</text:span><text:span text:style-name="T4">fecha_baja, </text:span><text:span text:style-name="T1">(inmueble_id, medres_id)-&gt;</text:span><text:span text:style-name="T4">url}</text:span></text:p>
      <text:p text:style-name="P11"/>
      <text:p text:style-name="P2"><text:span text:style-name="T10">c</text:span>liente<text:span text:style-name="T1">(</text:span><text:span text:style-name="T7">id</text:span><text:span text:style-name="T1">, nombre, apellidos, nif, direccion, cp, localidad, provincia, telefono, email, valoracion, comentarios)</text:span></text:p>
      <text:p text:style-name="P5"><text:soft-page-break/><text:span text:style-name="T1">DF:{</text:span><text:span text:style-name="T5">id-&gt;nombre, id-&gt;apellidos, id-&gt;nif, id-&gt;direccion, id-&gt;cp, id-&gt;localidad, id-&gt;provincia, id-&gt;telefono, id_&gt;email,</text:span><text:span text:style-name="T1">id-&gt;valoracion, id-&gt;comentarios}</text:span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5-02T00:51:04.908000000</dc:date>
    <dc:creator>Juan Manuel Cardeso García</dc:creator>
    <meta:editing-duration>PT4H25M47S</meta:editing-duration>
    <meta:editing-cycles>7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30" meta:word-count="171" meta:character-count="2272" meta:non-whitespace-character-count="2130"/>
  </office:meta>
</office:document-meta>
</file>